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2pt" officeooo:rsid="0015079d" officeooo:paragraph-rsid="0015079d" style:font-size-asian="12pt" style:font-size-complex="12pt"/>
    </style:style>
    <style:style style:name="P3" style:family="paragraph" style:parent-style-name="Preformatted_20_Text">
      <style:text-properties style:font-name="Liberation Serif" fo:font-size="12pt" officeooo:paragraph-rsid="0015079d" style:font-size-asian="12pt" style:font-size-complex="12pt"/>
    </style:style>
    <style:style style:name="P4" style:family="paragraph" style:parent-style-name="Preformatted_20_Text">
      <style:text-properties style:font-name="Liberation Serif" fo:font-size="12pt" officeooo:paragraph-rsid="00159ec6" style:font-size-asian="12pt" style:font-size-complex="12pt"/>
    </style:style>
    <style:style style:name="P5" style:family="paragraph" style:parent-style-name="Preformatted_20_Text">
      <style:text-properties style:font-name="Liberation Serif" fo:font-size="12pt" officeooo:rsid="00159ec6" officeooo:paragraph-rsid="00159ec6" style:font-size-asian="12pt" style:font-size-complex="12pt"/>
    </style:style>
    <style:style style:name="P6" style:family="paragraph" style:parent-style-name="Preformatted_20_Text">
      <style:text-properties style:font-name="Liberation Serif" fo:font-size="12pt" officeooo:paragraph-rsid="00166b75" style:font-size-asian="12pt" style:font-size-complex="12pt"/>
    </style:style>
    <style:style style:name="P7" style:family="paragraph" style:parent-style-name="Preformatted_20_Text">
      <style:text-properties officeooo:paragraph-rsid="0015079d"/>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Preformatted_20_Text">
      <style:text-properties officeooo:paragraph-rsid="00166b75"/>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2">
      <style:text-properties officeooo:rsid="0015079d" officeooo:paragraph-rsid="0015079d"/>
    </style:style>
    <style:style style:name="P15" style:family="paragraph" style:parent-style-name="Heading_20_2">
      <style:text-properties officeooo:paragraph-rsid="00166b75"/>
    </style:style>
    <style:style style:name="P16" style:family="paragraph" style:parent-style-name="Preformatted_20_Text" style:list-style-name="L1">
      <style:text-properties officeooo:paragraph-rsid="0015079d"/>
    </style:style>
    <style:style style:name="P17" style:family="paragraph" style:parent-style-name="Preformatted_20_Text" style:list-style-name="L1">
      <style:text-properties style:font-name="Liberation Serif" fo:font-size="12pt" officeooo:paragraph-rsid="0015079d" style:font-size-asian="12pt" style:font-size-complex="12pt"/>
    </style:style>
    <style:style style:name="P18" style:family="paragraph" style:parent-style-name="Preformatted_20_Text" style:list-style-name="L1">
      <style:text-properties style:font-name="Liberation Serif" fo:font-size="12pt" officeooo:rsid="0015079d" officeooo:paragraph-rsid="0015079d" style:font-size-asian="12pt" style:font-size-complex="12pt"/>
    </style:style>
    <style:style style:name="P19" style:family="paragraph" style:parent-style-name="Preformatted_20_Text" style:list-style-name="L2">
      <style:text-properties style:font-name="Liberation Serif" fo:font-size="12pt" style:font-size-asian="12pt" style:font-size-complex="12pt"/>
    </style:style>
    <style:style style:name="P20" style:family="paragraph" style:parent-style-name="Preformatted_20_Text" style:list-style-name="L2">
      <style:text-properties style:font-name="Liberation Serif" fo:font-size="12pt" officeooo:paragraph-rsid="0015079d" style:font-size-asian="12pt" style:font-size-complex="12pt"/>
    </style:style>
    <style:style style:name="P21" style:family="paragraph" style:parent-style-name="Preformatted_20_Text" style:list-style-name="L3">
      <style:text-properties style:font-name="Liberation Serif" fo:font-size="12pt" style:font-size-asian="12pt" style:font-size-complex="12pt"/>
    </style:style>
    <style:style style:name="P22" style:family="paragraph" style:parent-style-name="Preformatted_20_Text">
      <style:text-properties style:font-name="Liberation Serif" fo:font-size="12pt" officeooo:rsid="00166b75" officeooo:paragraph-rsid="00166b75" style:font-size-asian="12pt" style:font-size-complex="12pt"/>
    </style:style>
    <style:style style:name="P23" style:family="paragraph" style:parent-style-name="Preformatted_20_Text">
      <style:text-properties style:font-name="Liberation Serif" fo:font-size="12pt" officeooo:paragraph-rsid="0016d82a" style:font-size-asian="12pt" style:font-size-complex="12pt"/>
    </style:style>
    <style:style style:name="P24" style:family="paragraph" style:parent-style-name="Preformatted_20_Text" style:list-style-name="L2">
      <style:text-properties style:text-position="0% 100%" style:font-name="Liberation Serif" fo:font-size="12pt" fo:font-weight="bold" officeooo:paragraph-rsid="0015079d" style:font-size-asian="12pt" style:font-weight-asian="bold" style:font-size-complex="12pt" style:font-weight-complex="bold"/>
    </style:style>
    <style:style style:name="P25" style:family="paragraph" style:parent-style-name="Preformatted_20_Text" style:list-style-name="L4">
      <style:text-properties officeooo:paragraph-rsid="0015079d"/>
    </style:style>
    <style:style style:name="T1" style:family="text">
      <style:text-properties officeooo:rsid="0015079d"/>
    </style:style>
    <style:style style:name="T2" style:family="text">
      <style:text-properties fo:font-style="italic" style:font-style-asian="italic" style:font-style-complex="italic"/>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5079d" style:font-size-asian="12pt" style:font-size-complex="12pt"/>
    </style:style>
    <style:style style:name="T5" style:family="text">
      <style:text-properties style:font-name="Liberation Serif" fo:font-size="12pt" officeooo:rsid="00166b75" style:font-size-asian="12pt" style:font-size-complex="12pt"/>
    </style:style>
    <style:style style:name="T6" style:family="text">
      <style:text-properties style:font-name="Liberation Serif" fo:font-size="12pt" officeooo:rsid="0016d82a" style:font-size-asian="12pt" style:font-size-complex="12pt"/>
    </style:style>
    <style:style style:name="T7" style:family="text">
      <style:text-properties officeooo:rsid="00159ec6"/>
    </style:style>
    <style:style style:name="T8" style:family="text">
      <style:text-properties style:text-line-through-style="solid" style:text-line-through-type="single"/>
    </style:style>
    <style:style style:name="T9" style:family="text">
      <style:text-properties officeooo:rsid="00166b75"/>
    </style:style>
    <style:style style:name="T10" style:family="text">
      <style:text-properties officeooo:rsid="0016d82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91_2306701080" text:style-name="Index_20_Link" text:visited-style-name="Index_20_Link">Introduction<text:tab/>1</text:a></text:p>
          <text:p text:style-name="P11"><text:a xlink:type="simple" xlink:href="#__RefHeading___Toc193_2306701080" text:style-name="Index_20_Link" text:visited-style-name="Index_20_Link">Setup workflow (performed by admin)<text:tab/>1</text:a></text:p>
          <text:p text:style-name="P12"><text:a xlink:type="simple" xlink:href="#__RefHeading___Toc195_2306701080" text:style-name="Index_20_Link" text:visited-style-name="Index_20_Link">Edit route structure<text:tab/>1</text:a></text:p>
          <text:p text:style-name="P12"><text:a xlink:type="simple" xlink:href="#__RefHeading___Toc197_2306701080" text:style-name="Index_20_Link" text:visited-style-name="Index_20_Link">User management<text:tab/>2</text:a></text:p>
          <text:p text:style-name="P12"><text:a xlink:type="simple" xlink:href="#__RefHeading___Toc199_2306701080" text:style-name="Index_20_Link" text:visited-style-name="Index_20_Link">Import pickup data from registration application<text:tab/>2</text:a></text:p>
          <text:p text:style-name="P12"><text:a xlink:type="simple" xlink:href="#__RefHeading___Toc201_2306701080" text:style-name="Index_20_Link" text:visited-style-name="Index_20_Link">Update GIS data<text:tab/>3</text:a></text:p>
          <text:p text:style-name="P12"><text:a xlink:type="simple" xlink:href="#__RefHeading___Toc207_2306701080" text:style-name="Index_20_Link" text:visited-style-name="Index_20_Link">Activate pickup day<text:tab/>3</text:a></text:p>
          <text:p text:style-name="P12"><text:a xlink:type="simple" xlink:href="#__RefHeading___Toc205_2306701080" text:style-name="Index_20_Link" text:visited-style-name="Index_20_Link">Assign route data<text:tab/>3</text:a></text:p>
          <text:p text:style-name="P11"><text:a xlink:type="simple" xlink:href="#__RefHeading___Toc209_2306701080" text:style-name="Index_20_Link" text:visited-style-name="Index_20_Link">Tree pickup workflow<text:tab/>4</text:a></text:p>
          <text:p text:style-name="P12"><text:a xlink:type="simple" xlink:href="#__RefHeading___Toc211_2306701080" text:style-name="Index_20_Link" text:visited-style-name="Index_20_Link">Route navigation<text:tab/>4</text:a></text:p>
          <text:p text:style-name="P12"><text:a xlink:type="simple" xlink:href="#__RefHeading___Toc213_2306701080" text:style-name="Index_20_Link" text:visited-style-name="Index_20_Link">Customer communication<text:tab/>4</text:a></text:p>
          <text:p text:style-name="P12"><text:a xlink:type="simple" xlink:href="#__RefHeading___Toc215_2306701080" text:style-name="Index_20_Link" text:visited-style-name="Index_20_Link">Pickup reassignment<text:tab/>4</text:a></text:p>
          <text:p text:style-name="P11"><text:a xlink:type="simple" xlink:href="#__RefHeading___Toc203_2306701080" text:style-name="Index_20_Link" text:visited-style-name="Index_20_Link">Inter user communication<text:tab/>4</text:a></text:p>
        </text:index-body>
      </text:table-of-content>
      <text:p text:style-name="Title">Grinch Workflow</text:p>
      <text:h text:style-name="Heading_20_1" text:outline-level="1"><text:bookmark-start text:name="__RefHeading___Toc191_2306701080"/>Introduction<text:bookmark-end text:name="__RefHeading___Toc191_2306701080"/></text:h>
      <text:p text:style-name="P1">Grinch is a <text:span text:style-name="T7">supplemental</text:span> tool <text:span text:style-name="T7">to support</text:span> <text:span text:style-name="T7">a local</text:span> <text:span text:style-name="T1">B</text:span>oy <text:span text:style-name="T1">S</text:span>cout <text:span text:style-name="T7">annual</text:span> Christmas Tree pickup fundraiser. <text:span text:style-name="T7">The troop currently has a</text:span> CRUD application that allows customers to request a pickup <text:span text:style-name="T7">and provides the troop with scheduling information on active pickup days in the form of route sheets</text:span>. Over the past few years the route sheets have been <text:span text:style-name="T7">manually</text:span> turned into online maps to allow for ease of navigation and planning out paths.</text:p>
      <text:p text:style-name="P1"/>
      <text:p text:style-name="P1">The <text:span text:style-name="T7">existing</text:span> process requires lots of manual intervention including distributing routes to teams, importing route data into <text:span text:style-name="T7">map</text:span> applications, and reporting any issues while working the route (no tree, no donation, tree left for pickup, but not on currently scheduled for pickup, etc). The grinch application looks to automate the manual steps as well as to add other useful features.</text:p>
      <text:p text:style-name="P1"/>
      <text:p text:style-name="P2">There are two user types: admin and standard. Admin users have access to all features while standard users have access to limited features.</text:p>
      <text:h text:style-name="Heading_20_1" text:outline-level="1"><text:bookmark-start text:name="__RefHeading___Toc193_2306701080"/><text:span text:style-name="T1">Setup </text:span><text:span text:style-name="T7">w</text:span>orkflow <text:span text:style-name="T7">(</text:span><text:span text:style-name="T1">performed by admin</text:span><text:span text:style-name="T7">)</text:span><text:bookmark-end text:name="__RefHeading___Toc193_2306701080"/></text:h>
      <text:h text:style-name="Heading_20_2" text:outline-level="2"><text:bookmark-start text:name="__RefHeading___Toc195_2306701080"/><text:span text:style-name="T7">Edit r</text:span>oute <text:span text:style-name="T7">structure</text:span><text:bookmark-end text:name="__RefHeading___Toc195_2306701080"/></text:h>
      <text:p text:style-name="P4"><text:span text:style-name="T1">The admin user will c</text:span>reate <text:span text:style-name="T1">or edit </text:span>route <text:span text:style-name="T7">names and states</text:span>. <text:span text:style-name="T1">Traditionally</text:span> routes are <text:span text:style-name="T7">modeled after the</text:span> town trash collection days <text:span text:style-name="T7">and are therefore named for the days of the week. However</text:span> <text:span text:style-name="T7">Grinch</text:span> needs to be flexible to handle years when the number of available tow vehicles does not match that total <text:span text:style-name="T7">days of the week</text:span>. For example if there are only 4 vehicles available the routes can be distributed among the drivers and one of the existing routes can be deactivated. If there are 6 vehicles available a new route can be created that can be made inactive in the future. Routes can be made inactive <text:span text:style-name="T7">when they are not needed</text:span>.</text:p>
      <text:p text:style-name="P1"/>
      <text:h text:style-name="Heading_20_2" text:outline-level="2"><text:bookmark-start text:name="__RefHeading___Toc197_2306701080"/><text:soft-page-break/>User management<text:bookmark-end text:name="__RefHeading___Toc197_2306701080"/></text:h>
      <text:p text:style-name="P3"><text:span text:style-name="T1">The admin user will c</text:span>reate <text:span text:style-name="T1">or </text:span>edit users. Users of this system are defined as those who will be managing tree pickup including drivers, navigators <text:span text:style-name="T1">in addition to the</text:span> admin.</text:p>
      <text:p text:style-name="P3"/>
      <text:p text:style-name="P2">User information includes:</text:p>
      <text:list text:style-name="L1">
        <text:list-item>
          <text:p text:style-name="P16"><text:span text:style-name="T4">full </text:span><text:span text:style-name="T3">name</text:span></text:p>
        </text:list-item>
        <text:list-item>
          <text:p text:style-name="P17">route</text:p>
        </text:list-item>
        <text:list-item>
          <text:p text:style-name="P17">email address</text:p>
        </text:list-item>
        <text:list-item>
          <text:p text:style-name="P18">username</text:p>
        </text:list-item>
        <text:list-item>
          <text:p text:style-name="P18">password</text:p>
        </text:list-item>
      </text:list>
      <text:p text:style-name="P5"/>
      <text:p text:style-name="P5">Users can also be deactivated <text:span text:style-name="T8">or deleted</text:span>.</text:p>
      <text:h text:style-name="P14" text:outline-level="2"><text:bookmark-start text:name="__RefHeading___Toc199_2306701080"/>Import pickup data <text:span text:style-name="T7">from registration application</text:span><text:bookmark-end text:name="__RefHeading___Toc199_2306701080"/></text:h>
      <text:p text:style-name="P1"><text:span text:style-name="T1">The admin user will </text:span><text:span text:style-name="T7">i</text:span>mport scheduled pickups from <text:span text:style-name="T1">the customer registration</text:span> system. This should be done through an API <text:span text:style-name="T7">from</text:span> the pickup registration application, but for now scripts exist that take the picklist dump files and import the data into Grinch. Each list of pickups is called a picklist with each record identifying an individual tree pickup request <text:span text:style-name="T7">based on address</text:span>. Data points for the picklist imported into grinch include:</text:p>
      <text:list xml:id="list3252154539" text:style-name="L2">
        <text:list-item>
          <text:p text:style-name="P19"><text:span text:style-name="T2">order_id</text:span> - Unique value inherited from sign-up app</text:p>
        </text:list-item>
        <text:list-item>
          <text:p text:style-name="P19"><text:span text:style-name="T2">pickup_date</text:span> - Requested date of pickup</text:p>
        </text:list-item>
        <text:list-item>
          <text:p text:style-name="P19"><text:span text:style-name="T2">route</text:span> - Identify which route to which the entry belongs. This can be changed by either the admin user or by any user assigned to the route.</text:p>
        </text:list-item>
        <text:list-item>
          <text:p text:style-name="P19"><text:span text:style-name="T2">first_name</text:span> - First name of customer</text:p>
        </text:list-item>
        <text:list-item>
          <text:p text:style-name="P19"><text:span text:style-name="T2">last_name</text:span> - Last name of customer</text:p>
        </text:list-item>
        <text:list-item>
          <text:p text:style-name="P19"><text:span text:style-name="T2">home_phone</text:span> - Phone number of customer. When this data appears in the application it will allow for the user to call the customer directly.</text:p>
        </text:list-item>
        <text:list-item>
          <text:p text:style-name="P19"><text:span text:style-name="T2">email</text:span> - Email address of customer. This can be used as a backup communication link if the customer is not available be phone.</text:p>
        </text:list-item>
        <text:list-item>
          <text:p text:style-name="P19"><text:span text:style-name="T2">street_address</text:span> - Street address of customer</text:p>
        </text:list-item>
        <text:list-item>
          <text:p text:style-name="P19"><text:span text:style-name="T2">where_is_it</text:span> - Expected location of the Christmas tree (INFRONT, OUTBACK, DRIVEWAY, etc.)</text:p>
        </text:list-item>
        <text:list-item>
          <text:p text:style-name="P20"><text:span text:style-name="T2">client_comment</text:span> - Specific comment from the customer</text:p>
          <text:p text:style-name="P24"/>
        </text:list-item>
      </text:list>
      <text:p text:style-name="P3">In addition to the data from the legacy system a picklist record will include:</text:p>
      <text:list xml:id="list123415012466485" text:continue-numbering="true" text:style-name="L2">
        <text:list-item>
          <text:p text:style-name="P19"><text:span text:style-name="T2">admin_comment</text:span> - Comments provided by the user about a pickup. This can be used to track any issues.</text:p>
        </text:list-item>
        <text:list-item>
          <text:p text:style-name="P19"><text:span text:style-name="T2">got_money</text:span> - Flag to indicate that donation has been received</text:p>
        </text:list-item>
        <text:list-item>
          <text:p text:style-name="P19"><text:span text:style-name="T2">got_tree</text:span> - Flag to indicate that the tree has been picked up</text:p>
        </text:list-item>
        <text:list-item>
          <text:p text:style-name="P19"><text:span text:style-name="T2">latitude</text:span> - Latitude value of the street address (Decimal(8,6))</text:p>
        </text:list-item>
        <text:list-item>
          <text:p text:style-name="P19"><text:span text:style-name="T2">longitude</text:span> - Longitude value of the street address (Decimal(9,6))</text:p>
        </text:list-item>
      </text:list>
      <text:p text:style-name="P1"/>
      <text:p text:style-name="P1"><text:span text:style-name="T1">A</text:span> pickup is considered complete when both the <text:span text:style-name="T2">got_money</text:span> and <text:span text:style-name="T2">got_tree</text:span> flags are set to True. <text:span text:style-name="T1">If only one flag is set the pickup is considered partial and will be flagged as such to the admin </text:span><text:span text:style-name="T7">along with any comments from the user</text:span><text:span text:style-name="T1">.</text:span></text:p>
      <text:h text:style-name="Heading_20_2" text:outline-level="2"><text:bookmark-start text:name="__RefHeading___Toc201_2306701080"/><text:soft-page-break/>Update GIS data<text:bookmark-end text:name="__RefHeading___Toc201_2306701080"/></text:h>
      <text:p text:style-name="P3">Latitude and longitude values are required by Leaflet, <text:span text:style-name="T1">the </text:span>JavaScript library that this project <text:span text:style-name="T1">uses for</text:span> map interactions. The registration app had a means of calculating these values through a google API, <text:span text:style-name="T1">but that feature has since been deprecated</text:span>. Grinch <text:span text:style-name="T1">will recreate the process </text:span><text:span text:style-name="T7">based on the historical code in the repository</text:span>, however <text:span text:style-name="T1">for the sake of saving time and API calls</text:span> lat<text:span text:style-name="T1">itude</text:span> and long<text:span text:style-name="T1">itude</text:span> <text:span text:style-name="T7">data will be stored</text:span><text:span text:style-name="T1"> locally.</text:span> If the address is not <text:span text:style-name="T7">present locally</text:span> <text:span text:style-name="T1">a</text:span> will call <text:span text:style-name="T1">will be made</text:span> to collect GIS data <text:span text:style-name="T1">to be used on the picklist and stored for future use</text:span>.</text:p>
      <text:p text:style-name="P3"/>
      <text:p text:style-name="P3">The structure of the lat/long lookup table is:</text:p>
      <text:list text:style-name="L3">
        <text:list-item>
          <text:p text:style-name="P21">Address</text:p>
        </text:list-item>
        <text:list-item>
          <text:p text:style-name="P21">Latitude value</text:p>
        </text:list-item>
        <text:list-item>
          <text:p text:style-name="P21">Longitude value</text:p>
        </text:list-item>
      </text:list>
      <text:h text:style-name="P15" text:outline-level="2"><text:bookmark-start text:name="__RefHeading___Toc207_2306701080"/>Activate pickup day<text:bookmark-end text:name="__RefHeading___Toc207_2306701080"/></text:h>
      <text:p text:style-name="P10"><text:span text:style-name="T3">Only one pick up day will be active at a time. When the admin feels the routes are ready for distribution a flag is set to activate the day and an email will be sent to users with a link to their assigned route. </text:span><text:span text:style-name="T5">Standard u</text:span><text:span text:style-name="T4">sers will only have access to data for the active pickup day.</text:span></text:p>
      <text:h text:style-name="Heading_20_2" text:outline-level="2"><text:bookmark-start text:name="__RefHeading___Toc205_2306701080"/><text:span text:style-name="T7">Assign</text:span> <text:span text:style-name="T7">r</text:span>oute <text:span text:style-name="T7">data</text:span><text:bookmark-end text:name="__RefHeading___Toc205_2306701080"/></text:h>
      <text:p text:style-name="P6"><text:span text:style-name="T9">Users are assigned to a trash day which automatically associates them with a route. A view of all of the r</text:span>outes are displayed <text:span text:style-name="T9">in the admin portal</text:span> as color coded pin points on a map. <text:span text:style-name="T9">The admin will have use of filters to display any combination of active route/route day information.</text:span> This can allow the admin to distribute more balanced route planning. As plot points are updated by the users the pin colors will change to show progress <text:span text:style-name="T1">in real time</text:span>.</text:p>
      <text:p text:style-name="P6"/>
      <text:p text:style-name="P22">Standard users will only have access to the active day data and can distinguish between spaces that have been picked up by color or they can hide pins after a pickup so that only addresses that still attention will be displayed.</text:p>
      <text:h text:style-name="P13" text:outline-level="1"><text:bookmark-start text:name="__RefHeading___Toc209_2306701080"/>Tree pickup workflow<text:bookmark-end text:name="__RefHeading___Toc209_2306701080"/></text:h>
      <text:h text:style-name="Heading_20_2" text:outline-level="2"><text:bookmark-start text:name="__RefHeading___Toc211_2306701080"/>Route navigation<text:bookmark-end text:name="__RefHeading___Toc211_2306701080"/></text:h>
      <text:p text:style-name="P3">Each individual user will only be able to view the route that has been assigned to them. Once admin has activated the date and the email is received users will be able to view the <text:span text:style-name="T1">currently active </text:span>map <text:span text:style-name="T1">that is associated with their route by following the link in the email</text:span>.</text:p>
      <text:p text:style-name="P3"/>
      <text:p text:style-name="P3"><text:span text:style-name="T1">Pickup addresses are represented by pinpoints on a map. The map will update in real time indicating the user’s position. </text:span>As users pull up to a customer's site for pickup a modal will pop up displaying</text:p>
      <text:list text:style-name="L4">
        <text:list-item>
          <text:p text:style-name="P25"><text:span text:style-name="T6">n</text:span><text:span text:style-name="T3">ame</text:span></text:p>
        </text:list-item>
        <text:list-item>
          <text:p text:style-name="P25"><text:span text:style-name="T6">p</text:span><text:span text:style-name="T3">hone number</text:span></text:p>
        </text:list-item>
        <text:list-item>
          <text:p text:style-name="P25"><text:span text:style-name="T4">E</text:span><text:span text:style-name="T3">mail address</text:span></text:p>
        </text:list-item>
        <text:list-item>
          <text:p text:style-name="P25"><text:span text:style-name="T4">the </text:span><text:span text:style-name="T3">ability to identify the pickup as complete or partial (got tree, got money). </text:span></text:p>
        </text:list-item>
        <text:list-item>
          <text:p text:style-name="P25"><text:span text:style-name="T6">o</text:span><text:span text:style-name="T4">ptional </text:span><text:span text:style-name="T3">text space to provide further details </text:span><text:span text:style-name="T4">(ex. Called and left a message)</text:span></text:p>
        </text:list-item>
      </text:list>
      <text:p text:style-name="P3"/>
      <text:p text:style-name="P7"><text:span text:style-name="T3">Once a pickup is marked either complete or partial the modal will no longer appear when passing by the address. All updates to the route will be available in real time so that the admin and other users in the same route will receive updated information. The route will also be available in a list context so that pickup information can be searched, edited </text:span><text:span text:style-name="T4">and available outside of the GUI interface</text:span><text:span text:style-name="T3">. </text:span><text:span text:style-name="T6">The pickup status can be reset through the list context menu so that the modal can display again when the user is in close proximity to the address.</text:span></text:p>
      <text:h text:style-name="Heading_20_2" text:outline-level="2"><text:bookmark-start text:name="__RefHeading___Toc213_2306701080"/>Customer communication<text:bookmark-end text:name="__RefHeading___Toc213_2306701080"/></text:h>
      <text:p text:style-name="P3">If there is a problem with the pickup (sometimes we need to pester them for the donation) the phone number will be a link that the user can use to call the customer directly <text:span text:style-name="T10">from within Grinch</text:span>. If there is a problem with the phone number (voicemail full, etc.) then the email can be used as a backup to contact the customer. </text:p>
      <text:h text:style-name="Heading_20_2" text:outline-level="2"><text:bookmark-start text:name="__RefHeading___Toc215_2306701080"/>Pickup reassignment<text:bookmark-end text:name="__RefHeading___Toc215_2306701080"/></text:h>
      <text:p text:style-name="P1">Individual pickups can be reassigned to other users by either the admin user or the owner of the pickup. Any pickups that are to be reassigned will be switched to the route of the new owner <text:span text:style-name="T10">and managed by them</text:span>. <text:span text:style-name="T1">A pickup address can only be assigned to one route at a time.</text:span></text:p>
      <text:p text:style-name="P1"/>
      <text:h text:style-name="Heading_20_1" text:outline-level="1"><text:bookmark-start text:name="__RefHeading___Toc203_2306701080"/>Inter user communication<text:bookmark-end text:name="__RefHeading___Toc203_2306701080"/></text:h>
      <text:p text:style-name="P23">In addition to sharing route information there is a real time communication chat capability. <text:span text:style-name="T10">Traditionally this is handled by shared text chats which are cumbersome to setup and need to be threads need to be abandoned if a user is forgotten as the threads can’t be modified. </text:span></text:p>
      <text:p text:style-name="P23"/>
      <text:p text:style-name="P23"><text:span text:style-name="T10">The communication section of Grinch will allow a</text:span>ll active users <text:span text:style-name="T10">ro</text:span> receive communications. <text:span text:style-name="T10">Missed messages with be received as part of each login.</text:span> <text:span text:style-name="T1">Communication will be logged with the message and timestamp. When a message is received the date/time is stored locally so that the next time the user connects all messages since the timestamp will be retrieved. The communication window is on a per active pickup period.</text:span></text:p>
      <text:p text:style-name="Preformatted_20_Text"><text:span text:style-name="T3"><text:line-break/></text:span><text:soft-page-break/><text:span text:style-name="T4">By default all messages are broadcast to the group, </text:span><text:span text:style-name="T6">however m</text:span><text:span text:style-name="T4">essages can be directed to a subset of active users. Replies to messages will be sent to the group to which the message belongs. In other words a reply to a broadcast message will be seen by all, whereas replies to a </text:span><text:span text:style-name="T6">sub</text:span><text:span text:style-name="T4">group will be seen only by that </text:span><text:span text:style-name="T6">sub</text:span><text:span text:style-name="T4">group.</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4T12:34:14.437821848</dc:date>
    <meta:editing-duration>P2DT6H27M48S</meta:editing-duration>
    <meta:editing-cycles>6</meta:editing-cycles>
    <meta:generator>LibreOffice/7.5.4.2$Linux_X86_64 LibreOffice_project/50$Build-2</meta:generator>
    <meta:document-statistic meta:table-count="0" meta:image-count="0" meta:object-count="0" meta:page-count="5" meta:paragraph-count="80" meta:word-count="1545" meta:character-count="8760" meta:non-whitespace-character-count="7319"/>
  </office:meta>
</office:document-meta>
</file>